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3_7_future" table:style-name="ta1">
        <table:shapes>
          <draw:frame draw:z-index="0" draw:style-name="gr1" draw:text-style-name="P1" svg:width="159.99mm" svg:height="89.99mm" svg:x="78.04mm" svg:y="8.97mm">
            <loext:p draw:notify-on-update-of-ranges="53_7_future.B1:53_7_future.B1 53_7_future.B2:53_7_future.B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1.01mm" svg:y="42.43mm">
            <loext:p draw:notify-on-update-of-ranges="53_7_future.C1:53_7_future.C1 53_7_future.C2:53_7_future.C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table:number-columns-repeated="2" office:value-type="float" office:value="-3.14036" calcext:value-type="float">
            <text:p>-3.14036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table:number-columns-repeated="2" office:value-type="float" office:value="-6.282" calcext:value-type="float">
            <text:p>-6.282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table:number-columns-repeated="2" office:value-type="float" office:value="-9.42372" calcext:value-type="float">
            <text:p>-9.42372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table:number-columns-repeated="2" office:value-type="float" office:value="-12.56616" calcext:value-type="float">
            <text:p>-12.56616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-15.71092" calcext:value-type="float">
            <text:p>-15.71092</text:p>
          </table:table-cell>
          <table:table-cell office:value-type="float" office:value="66.29072" calcext:value-type="float">
            <text:p>66.29072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-18.85392" calcext:value-type="float">
            <text:p>-18.85392</text:p>
          </table:table-cell>
          <table:table-cell office:value-type="float" office:value="63.14772" calcext:value-type="float">
            <text:p>63.14772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-22.001" calcext:value-type="float">
            <text:p>-22.001</text:p>
          </table:table-cell>
          <table:table-cell office:value-type="float" office:value="60.00064" calcext:value-type="float">
            <text:p>60.00064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-25.15344" calcext:value-type="float">
            <text:p>-25.15344</text:p>
          </table:table-cell>
          <table:table-cell office:value-type="float" office:value="56.8482" calcext:value-type="float">
            <text:p>56.8482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-28.3078" calcext:value-type="float">
            <text:p>-28.3078</text:p>
          </table:table-cell>
          <table:table-cell office:value-type="float" office:value="53.69384" calcext:value-type="float">
            <text:p>53.69384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-31.46188" calcext:value-type="float">
            <text:p>-31.46188</text:p>
          </table:table-cell>
          <table:table-cell office:value-type="float" office:value="50.53976" calcext:value-type="float">
            <text:p>50.53976</text:p>
          </table:table-cell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-34.61904" calcext:value-type="float">
            <text:p>-34.61904</text:p>
          </table:table-cell>
          <table:table-cell office:value-type="float" office:value="47.3826" calcext:value-type="float">
            <text:p>47.3826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-37.77652" calcext:value-type="float">
            <text:p>-37.77652</text:p>
          </table:table-cell>
          <table:table-cell office:value-type="float" office:value="44.22512" calcext:value-type="float">
            <text:p>44.22512</text:p>
          </table:table-cell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-40.93406" calcext:value-type="float">
            <text:p>-40.93406</text:p>
          </table:table-cell>
          <table:table-cell office:value-type="float" office:value="41.06758" calcext:value-type="float">
            <text:p>41.06758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-44.0922" calcext:value-type="float">
            <text:p>-44.0922</text:p>
          </table:table-cell>
          <table:table-cell office:value-type="float" office:value="119.91108" calcext:value-type="float">
            <text:p>119.91108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-47.25072" calcext:value-type="float">
            <text:p>-47.25072</text:p>
          </table:table-cell>
          <table:table-cell office:value-type="float" office:value="116.75256" calcext:value-type="float">
            <text:p>116.75256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-50.41004" calcext:value-type="float">
            <text:p>-50.41004</text:p>
          </table:table-cell>
          <table:table-cell office:value-type="float" office:value="113.59324" calcext:value-type="float">
            <text:p>113.59324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-53.56972" calcext:value-type="float">
            <text:p>-53.56972</text:p>
          </table:table-cell>
          <table:table-cell office:value-type="float" office:value="192.4352" calcext:value-type="float">
            <text:p>192.4352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-56.72946" calcext:value-type="float">
            <text:p>-56.72946</text:p>
          </table:table-cell>
          <table:table-cell office:value-type="float" office:value="189.27546" calcext:value-type="float">
            <text:p>189.27546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-59.88858" calcext:value-type="float">
            <text:p>-59.88858</text:p>
          </table:table-cell>
          <table:table-cell office:value-type="float" office:value="268.11798" calcext:value-type="float">
            <text:p>268.11798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-63.04698" calcext:value-type="float">
            <text:p>-63.04698</text:p>
          </table:table-cell>
          <table:table-cell office:value-type="float" office:value="264.95958" calcext:value-type="float">
            <text:p>264.95958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-66.20622" calcext:value-type="float">
            <text:p>-66.20622</text:p>
          </table:table-cell>
          <table:table-cell office:value-type="float" office:value="261.80034" calcext:value-type="float">
            <text:p>261.80034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-69.36516" calcext:value-type="float">
            <text:p>-69.36516</text:p>
          </table:table-cell>
          <table:table-cell office:value-type="float" office:value="258.6414" calcext:value-type="float">
            <text:p>258.6414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-72.52532" calcext:value-type="float">
            <text:p>-72.52532</text:p>
          </table:table-cell>
          <table:table-cell office:value-type="float" office:value="255.48124" calcext:value-type="float">
            <text:p>255.48124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-75.68896" calcext:value-type="float">
            <text:p>-75.68896</text:p>
          </table:table-cell>
          <table:table-cell office:value-type="float" office:value="252.3176" calcext:value-type="float">
            <text:p>252.3176</text:p>
          </table:table-cell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-66.68916" calcext:value-type="float">
            <text:p>-66.68916</text:p>
          </table:table-cell>
          <table:table-cell office:value-type="float" office:value="261.3174" calcext:value-type="float">
            <text:p>261.3174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-69.85122" calcext:value-type="float">
            <text:p>-69.85122</text:p>
          </table:table-cell>
          <table:table-cell office:value-type="float" office:value="340.15698" calcext:value-type="float">
            <text:p>340.15698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-73.01166" calcext:value-type="float">
            <text:p>-73.01166</text:p>
          </table:table-cell>
          <table:table-cell office:value-type="float" office:value="418.99818" calcext:value-type="float">
            <text:p>418.99818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-76.1687" calcext:value-type="float">
            <text:p>-76.1687</text:p>
          </table:table-cell>
          <table:table-cell office:value-type="float" office:value="415.84114" calcext:value-type="float">
            <text:p>415.84114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-79.3275" calcext:value-type="float">
            <text:p>-79.3275</text:p>
          </table:table-cell>
          <table:table-cell office:value-type="float" office:value="412.68234" calcext:value-type="float">
            <text:p>412.68234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-82.48734" calcext:value-type="float">
            <text:p>-82.48734</text:p>
          </table:table-cell>
          <table:table-cell office:value-type="float" office:value="409.5225" calcext:value-type="float">
            <text:p>409.5225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-85.64734" calcext:value-type="float">
            <text:p>-85.64734</text:p>
          </table:table-cell>
          <table:table-cell office:value-type="float" office:value="488.36414" calcext:value-type="float">
            <text:p>488.36414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-88.80672" calcext:value-type="float">
            <text:p>-88.80672</text:p>
          </table:table-cell>
          <table:table-cell office:value-type="float" office:value="485.20476" calcext:value-type="float">
            <text:p>485.20476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-91.96822" calcext:value-type="float">
            <text:p>-91.96822</text:p>
          </table:table-cell>
          <table:table-cell office:value-type="float" office:value="482.04326" calcext:value-type="float">
            <text:p>482.04326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-95.1275" calcext:value-type="float">
            <text:p>-95.1275</text:p>
          </table:table-cell>
          <table:table-cell office:value-type="float" office:value="478.88398" calcext:value-type="float">
            <text:p>478.88398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-98.28772" calcext:value-type="float">
            <text:p>-98.28772</text:p>
          </table:table-cell>
          <table:table-cell office:value-type="float" office:value="475.72376" calcext:value-type="float">
            <text:p>475.72376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-101.4497" calcext:value-type="float">
            <text:p>-101.4497</text:p>
          </table:table-cell>
          <table:table-cell office:value-type="float" office:value="472.56178" calcext:value-type="float">
            <text:p>472.56178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-104.60974" calcext:value-type="float">
            <text:p>-104.60974</text:p>
          </table:table-cell>
          <table:table-cell office:value-type="float" office:value="469.40174" calcext:value-type="float">
            <text:p>469.40174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-107.77" calcext:value-type="float">
            <text:p>-107.77</text:p>
          </table:table-cell>
          <table:table-cell office:value-type="float" office:value="466.24148" calcext:value-type="float">
            <text:p>466.24148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-110.92624" calcext:value-type="float">
            <text:p>-110.92624</text:p>
          </table:table-cell>
          <table:table-cell office:value-type="float" office:value="463.08524" calcext:value-type="float">
            <text:p>463.08524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-114.08406" calcext:value-type="float">
            <text:p>-114.08406</text:p>
          </table:table-cell>
          <table:table-cell office:value-type="float" office:value="541.92906" calcext:value-type="float">
            <text:p>541.92906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-117.23704" calcext:value-type="float">
            <text:p>-117.23704</text:p>
          </table:table-cell>
          <table:table-cell office:value-type="float" office:value="538.77608" calcext:value-type="float">
            <text:p>538.77608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-120.3898" calcext:value-type="float">
            <text:p>-120.3898</text:p>
          </table:table-cell>
          <table:table-cell office:value-type="float" office:value="535.62332" calcext:value-type="float">
            <text:p>535.62332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-123.5412" calcext:value-type="float">
            <text:p>-123.5412</text:p>
          </table:table-cell>
          <table:table-cell office:value-type="float" office:value="532.47192" calcext:value-type="float">
            <text:p>532.47192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-126.6939" calcext:value-type="float">
            <text:p>-126.6939</text:p>
          </table:table-cell>
          <table:table-cell office:value-type="float" office:value="529.31922" calcext:value-type="float">
            <text:p>529.31922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-47.84572" calcext:value-type="float">
            <text:p>-47.84572</text:p>
          </table:table-cell>
          <table:table-cell office:value-type="float" office:value="526.16904" calcext:value-type="float">
            <text:p>526.16904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-50.99788" calcext:value-type="float">
            <text:p>-50.99788</text:p>
          </table:table-cell>
          <table:table-cell office:value-type="float" office:value="523.01688" calcext:value-type="float">
            <text:p>523.01688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-54.15186" calcext:value-type="float">
            <text:p>-54.15186</text:p>
          </table:table-cell>
          <table:table-cell office:value-type="float" office:value="519.8629" calcext:value-type="float">
            <text:p>519.8629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-57.30598" calcext:value-type="float">
            <text:p>-57.30598</text:p>
          </table:table-cell>
          <table:table-cell office:value-type="float" office:value="516.70878" calcext:value-type="float">
            <text:p>516.70878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-60.45974" calcext:value-type="float">
            <text:p>-60.45974</text:p>
          </table:table-cell>
          <table:table-cell office:value-type="float" office:value="513.55502" calcext:value-type="float">
            <text:p>513.55502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-63.61152" calcext:value-type="float">
            <text:p>-63.61152</text:p>
          </table:table-cell>
          <table:table-cell office:value-type="float" office:value="510.40324" calcext:value-type="float">
            <text:p>510.40324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-66.7631" calcext:value-type="float">
            <text:p>-66.7631</text:p>
          </table:table-cell>
          <table:table-cell office:value-type="float" office:value="507.25166" calcext:value-type="float">
            <text:p>507.25166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-69.91304" calcext:value-type="float">
            <text:p>-69.91304</text:p>
          </table:table-cell>
          <table:table-cell office:value-type="float" office:value="504.10172" calcext:value-type="float">
            <text:p>504.10172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8.93634" calcext:value-type="float">
            <text:p>8.93634</text:p>
          </table:table-cell>
          <table:table-cell office:value-type="float" office:value="500.95274" calcext:value-type="float">
            <text:p>500.95274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5.7855" calcext:value-type="float">
            <text:p>5.7855</text:p>
          </table:table-cell>
          <table:table-cell office:value-type="float" office:value="497.8019" calcext:value-type="float">
            <text:p>497.8019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2.63462" calcext:value-type="float">
            <text:p>2.63462</text:p>
          </table:table-cell>
          <table:table-cell office:value-type="float" office:value="494.65102" calcext:value-type="float">
            <text:p>494.65102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81.4831" calcext:value-type="float">
            <text:p>81.4831</text:p>
          </table:table-cell>
          <table:table-cell office:value-type="float" office:value="491.50114" calcext:value-type="float">
            <text:p>491.50114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78.33266" calcext:value-type="float">
            <text:p>78.33266</text:p>
          </table:table-cell>
          <table:table-cell office:value-type="float" office:value="488.3507" calcext:value-type="float">
            <text:p>488.3507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75.18334" calcext:value-type="float">
            <text:p>75.18334</text:p>
          </table:table-cell>
          <table:table-cell office:value-type="float" office:value="485.20138" calcext:value-type="float">
            <text:p>485.20138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154.03324" calcext:value-type="float">
            <text:p>154.03324</text:p>
          </table:table-cell>
          <table:table-cell office:value-type="float" office:value="564.05128" calcext:value-type="float">
            <text:p>564.05128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150.88412" calcext:value-type="float">
            <text:p>150.88412</text:p>
          </table:table-cell>
          <table:table-cell office:value-type="float" office:value="560.90216" calcext:value-type="float">
            <text:p>560.90216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229.73642" calcext:value-type="float">
            <text:p>229.73642</text:p>
          </table:table-cell>
          <table:table-cell office:value-type="float" office:value="557.7561" calcext:value-type="float">
            <text:p>557.7561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226.59114" calcext:value-type="float">
            <text:p>226.59114</text:p>
          </table:table-cell>
          <table:table-cell office:value-type="float" office:value="554.61082" calcext:value-type="float">
            <text:p>554.61082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223.4479" calcext:value-type="float">
            <text:p>223.4479</text:p>
          </table:table-cell>
          <table:table-cell office:value-type="float" office:value="551.46758" calcext:value-type="float">
            <text:p>551.46758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220.30294" calcext:value-type="float">
            <text:p>220.30294</text:p>
          </table:table-cell>
          <table:table-cell office:value-type="float" office:value="548.32262" calcext:value-type="float">
            <text:p>548.32262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17.15986" calcext:value-type="float">
            <text:p>217.15986</text:p>
          </table:table-cell>
          <table:table-cell office:value-type="float" office:value="545.17954" calcext:value-type="float">
            <text:p>545.17954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14.0168" calcext:value-type="float">
            <text:p>214.0168</text:p>
          </table:table-cell>
          <table:table-cell office:value-type="float" office:value="542.03648" calcext:value-type="float">
            <text:p>542.03648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292.87272" calcext:value-type="float">
            <text:p>292.87272</text:p>
          </table:table-cell>
          <table:table-cell office:value-type="float" office:value="538.89404" calcext:value-type="float">
            <text:p>538.89404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371.72828" calcext:value-type="float">
            <text:p>371.72828</text:p>
          </table:table-cell>
          <table:table-cell office:value-type="float" office:value="535.75124" calcext:value-type="float">
            <text:p>535.75124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368.58424" calcext:value-type="float">
            <text:p>368.58424</text:p>
          </table:table-cell>
          <table:table-cell office:value-type="float" office:value="614.60884" calcext:value-type="float">
            <text:p>614.60884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365.44574" calcext:value-type="float">
            <text:p>365.44574</text:p>
          </table:table-cell>
          <table:table-cell office:value-type="float" office:value="611.47034" calcext:value-type="float">
            <text:p>611.47034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362.3068" calcext:value-type="float">
            <text:p>362.3068</text:p>
          </table:table-cell>
          <table:table-cell office:value-type="float" office:value="608.3314" calcext:value-type="float">
            <text:p>608.3314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359.16706" calcext:value-type="float">
            <text:p>359.16706</text:p>
          </table:table-cell>
          <table:table-cell office:value-type="float" office:value="605.19166" calcext:value-type="float">
            <text:p>605.19166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356.02432" calcext:value-type="float">
            <text:p>356.02432</text:p>
          </table:table-cell>
          <table:table-cell office:value-type="float" office:value="684.05056" calcext:value-type="float">
            <text:p>684.05056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352.88422" calcext:value-type="float">
            <text:p>352.88422</text:p>
          </table:table-cell>
          <table:table-cell office:value-type="float" office:value="680.91046" calcext:value-type="float">
            <text:p>680.91046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349.74246" calcext:value-type="float">
            <text:p>349.74246</text:p>
          </table:table-cell>
          <table:table-cell office:value-type="float" office:value="677.7687" calcext:value-type="float">
            <text:p>677.7687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346.60144" calcext:value-type="float">
            <text:p>346.60144</text:p>
          </table:table-cell>
          <table:table-cell office:value-type="float" office:value="674.62768" calcext:value-type="float">
            <text:p>674.62768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343.45548" calcext:value-type="float">
            <text:p>343.45548</text:p>
          </table:table-cell>
          <table:table-cell office:value-type="float" office:value="671.48172" calcext:value-type="float">
            <text:p>671.48172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340.30958" calcext:value-type="float">
            <text:p>340.30958</text:p>
          </table:table-cell>
          <table:table-cell office:value-type="float" office:value="668.33582" calcext:value-type="float">
            <text:p>668.33582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337.16642" calcext:value-type="float">
            <text:p>337.16642</text:p>
          </table:table-cell>
          <table:table-cell office:value-type="float" office:value="665.19266" calcext:value-type="float">
            <text:p>665.19266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334.02742" calcext:value-type="float">
            <text:p>334.02742</text:p>
          </table:table-cell>
          <table:table-cell office:value-type="float" office:value="662.05366" calcext:value-type="float">
            <text:p>662.05366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330.8885" calcext:value-type="float">
            <text:p>330.8885</text:p>
          </table:table-cell>
          <table:table-cell office:value-type="float" office:value="658.91474" calcext:value-type="float">
            <text:p>658.91474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409.74854" calcext:value-type="float">
            <text:p>409.74854</text:p>
          </table:table-cell>
          <table:table-cell office:value-type="float" office:value="655.77642" calcext:value-type="float">
            <text:p>655.77642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488.6073" calcext:value-type="float">
            <text:p>488.6073</text:p>
          </table:table-cell>
          <table:table-cell office:value-type="float" office:value="734.63518" calcext:value-type="float">
            <text:p>734.63518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485.46232" calcext:value-type="float">
            <text:p>485.46232</text:p>
          </table:table-cell>
          <table:table-cell office:value-type="float" office:value="731.4902" calcext:value-type="float">
            <text:p>731.4902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482.3196" calcext:value-type="float">
            <text:p>482.3196</text:p>
          </table:table-cell>
          <table:table-cell office:value-type="float" office:value="728.34748" calcext:value-type="float">
            <text:p>728.34748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479.17592" calcext:value-type="float">
            <text:p>479.17592</text:p>
          </table:table-cell>
          <table:table-cell office:value-type="float" office:value="725.2038" calcext:value-type="float">
            <text:p>725.2038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476.03448" calcext:value-type="float">
            <text:p>476.03448</text:p>
          </table:table-cell>
          <table:table-cell office:value-type="float" office:value="722.06236" calcext:value-type="float">
            <text:p>722.06236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472.89266" calcext:value-type="float">
            <text:p>472.89266</text:p>
          </table:table-cell>
          <table:table-cell office:value-type="float" office:value="718.92054" calcext:value-type="float">
            <text:p>718.92054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551.7501" calcext:value-type="float">
            <text:p>551.7501</text:p>
          </table:table-cell>
          <table:table-cell office:value-type="float" office:value="715.77962" calcext:value-type="float">
            <text:p>715.77962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548.61058" calcext:value-type="float">
            <text:p>548.61058</text:p>
          </table:table-cell>
          <table:table-cell office:value-type="float" office:value="712.6401" calcext:value-type="float">
            <text:p>712.6401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545.47018" calcext:value-type="float">
            <text:p>545.47018</text:p>
          </table:table-cell>
          <table:table-cell office:value-type="float" office:value="709.4997" calcext:value-type="float">
            <text:p>709.4997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542.33192" calcext:value-type="float">
            <text:p>542.33192</text:p>
          </table:table-cell>
          <table:table-cell office:value-type="float" office:value="706.36144" calcext:value-type="float">
            <text:p>706.36144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621.19468" calcext:value-type="float">
            <text:p>621.19468</text:p>
          </table:table-cell>
          <table:table-cell office:value-type="float" office:value="703.22584" calcext:value-type="float">
            <text:p>703.22584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618.05534" calcext:value-type="float">
            <text:p>618.05534</text:p>
          </table:table-cell>
          <table:table-cell office:value-type="float" office:value="700.0865" calcext:value-type="float">
            <text:p>700.0865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614.90926" calcext:value-type="float">
            <text:p>614.90926</text:p>
          </table:table-cell>
          <table:table-cell office:value-type="float" office:value="696.94042" calcext:value-type="float">
            <text:p>696.94042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611.7601" calcext:value-type="float">
            <text:p>611.7601</text:p>
          </table:table-cell>
          <table:table-cell office:value-type="float" office:value="693.79126" calcext:value-type="float">
            <text:p>693.79126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608.61198" calcext:value-type="float">
            <text:p>608.61198</text:p>
          </table:table-cell>
          <table:table-cell office:value-type="float" office:value="690.64314" calcext:value-type="float">
            <text:p>690.64314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605.46482" calcext:value-type="float">
            <text:p>605.46482</text:p>
          </table:table-cell>
          <table:table-cell office:value-type="float" office:value="687.49598" calcext:value-type="float">
            <text:p>687.49598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602.31728" calcext:value-type="float">
            <text:p>602.31728</text:p>
          </table:table-cell>
          <table:table-cell office:value-type="float" office:value="684.34844" calcext:value-type="float">
            <text:p>684.34844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681.16828" calcext:value-type="float">
            <text:p>681.16828</text:p>
          </table:table-cell>
          <table:table-cell office:value-type="float" office:value="681.20108" calcext:value-type="float">
            <text:p>681.20108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678.0189" calcext:value-type="float">
            <text:p>678.0189</text:p>
          </table:table-cell>
          <table:table-cell office:value-type="float" office:value="678.0517" calcext:value-type="float">
            <text:p>678.0517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674.8641" calcext:value-type="float">
            <text:p>674.8641</text:p>
          </table:table-cell>
          <table:table-cell office:value-type="float" office:value="674.8969" calcext:value-type="float">
            <text:p>674.8969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671.71024" calcext:value-type="float">
            <text:p>671.71024</text:p>
          </table:table-cell>
          <table:table-cell office:value-type="float" office:value="671.74304" calcext:value-type="float">
            <text:p>671.74304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668.55654" calcext:value-type="float">
            <text:p>668.55654</text:p>
          </table:table-cell>
          <table:table-cell office:value-type="float" office:value="668.58934" calcext:value-type="float">
            <text:p>668.58934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665.40218" calcext:value-type="float">
            <text:p>665.40218</text:p>
          </table:table-cell>
          <table:table-cell office:value-type="float" office:value="665.43498" calcext:value-type="float">
            <text:p>665.43498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662.24956" calcext:value-type="float">
            <text:p>662.24956</text:p>
          </table:table-cell>
          <table:table-cell office:value-type="float" office:value="662.28236" calcext:value-type="float">
            <text:p>662.28236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659.1004" calcext:value-type="float">
            <text:p>659.1004</text:p>
          </table:table-cell>
          <table:table-cell office:value-type="float" office:value="659.1332" calcext:value-type="float">
            <text:p>659.1332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655.95024" calcext:value-type="float">
            <text:p>655.95024</text:p>
          </table:table-cell>
          <table:table-cell office:value-type="float" office:value="655.98304" calcext:value-type="float">
            <text:p>655.98304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652.80094" calcext:value-type="float">
            <text:p>652.80094</text:p>
          </table:table-cell>
          <table:table-cell office:value-type="float" office:value="652.83374" calcext:value-type="float">
            <text:p>652.83374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649.65162" calcext:value-type="float">
            <text:p>649.65162</text:p>
          </table:table-cell>
          <table:table-cell office:value-type="float" office:value="649.68442" calcext:value-type="float">
            <text:p>649.68442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646.50482" calcext:value-type="float">
            <text:p>646.50482</text:p>
          </table:table-cell>
          <table:table-cell office:value-type="float" office:value="646.53762" calcext:value-type="float">
            <text:p>646.53762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643.36034" calcext:value-type="float">
            <text:p>643.36034</text:p>
          </table:table-cell>
          <table:table-cell office:value-type="float" office:value="643.39314" calcext:value-type="float">
            <text:p>643.39314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640.21818" calcext:value-type="float">
            <text:p>640.21818</text:p>
          </table:table-cell>
          <table:table-cell office:value-type="float" office:value="640.25098" calcext:value-type="float">
            <text:p>640.25098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637.07482" calcext:value-type="float">
            <text:p>637.07482</text:p>
          </table:table-cell>
          <table:table-cell office:value-type="float" office:value="637.10762" calcext:value-type="float">
            <text:p>637.10762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715.93126" calcext:value-type="float">
            <text:p>715.93126</text:p>
          </table:table-cell>
          <table:table-cell office:value-type="float" office:value="633.9657" calcext:value-type="float">
            <text:p>633.9657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712.78702" calcext:value-type="float">
            <text:p>712.78702</text:p>
          </table:table-cell>
          <table:table-cell office:value-type="float" office:value="630.82146" calcext:value-type="float">
            <text:p>630.82146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709.64326" calcext:value-type="float">
            <text:p>709.64326</text:p>
          </table:table-cell>
          <table:table-cell office:value-type="float" office:value="627.6777" calcext:value-type="float">
            <text:p>627.6777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706.5005" calcext:value-type="float">
            <text:p>706.5005</text:p>
          </table:table-cell>
          <table:table-cell office:value-type="float" office:value="624.53494" calcext:value-type="float">
            <text:p>624.53494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703.356" calcext:value-type="float">
            <text:p>703.356</text:p>
          </table:table-cell>
          <table:table-cell office:value-type="float" office:value="621.39044" calcext:value-type="float">
            <text:p>621.39044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700.21442" calcext:value-type="float">
            <text:p>700.21442</text:p>
          </table:table-cell>
          <table:table-cell office:value-type="float" office:value="618.24886" calcext:value-type="float">
            <text:p>618.24886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697.07256" calcext:value-type="float">
            <text:p>697.07256</text:p>
          </table:table-cell>
          <table:table-cell office:value-type="float" office:value="615.107" calcext:value-type="float">
            <text:p>615.107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693.93028" calcext:value-type="float">
            <text:p>693.93028</text:p>
          </table:table-cell>
          <table:table-cell office:value-type="float" office:value="611.96472" calcext:value-type="float">
            <text:p>611.96472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690.78738" calcext:value-type="float">
            <text:p>690.78738</text:p>
          </table:table-cell>
          <table:table-cell office:value-type="float" office:value="608.82182" calcext:value-type="float">
            <text:p>608.82182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769.64546" calcext:value-type="float">
            <text:p>769.64546</text:p>
          </table:table-cell>
          <table:table-cell office:value-type="float" office:value="687.6799" calcext:value-type="float">
            <text:p>687.6799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766.50358" calcext:value-type="float">
            <text:p>766.50358</text:p>
          </table:table-cell>
          <table:table-cell office:value-type="float" office:value="684.53802" calcext:value-type="float">
            <text:p>684.53802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763.35292" calcext:value-type="float">
            <text:p>763.35292</text:p>
          </table:table-cell>
          <table:table-cell office:value-type="float" office:value="681.38736" calcext:value-type="float">
            <text:p>681.38736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760.20104" calcext:value-type="float">
            <text:p>760.20104</text:p>
          </table:table-cell>
          <table:table-cell office:value-type="float" office:value="678.23548" calcext:value-type="float">
            <text:p>678.23548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757.0472" calcext:value-type="float">
            <text:p>757.0472</text:p>
          </table:table-cell>
          <table:table-cell office:value-type="float" office:value="675.08164" calcext:value-type="float">
            <text:p>675.08164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753.89404" calcext:value-type="float">
            <text:p>753.89404</text:p>
          </table:table-cell>
          <table:table-cell office:value-type="float" office:value="671.92848" calcext:value-type="float">
            <text:p>671.92848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750.74004" calcext:value-type="float">
            <text:p>750.74004</text:p>
          </table:table-cell>
          <table:table-cell office:value-type="float" office:value="668.77448" calcext:value-type="float">
            <text:p>668.77448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747.58746" calcext:value-type="float">
            <text:p>747.58746</text:p>
          </table:table-cell>
          <table:table-cell office:value-type="float" office:value="665.6219" calcext:value-type="float">
            <text:p>665.6219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744.43612" calcext:value-type="float">
            <text:p>744.43612</text:p>
          </table:table-cell>
          <table:table-cell office:value-type="float" office:value="744.4722" calcext:value-type="float">
            <text:p>744.4722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741.28608" calcext:value-type="float">
            <text:p>741.28608</text:p>
          </table:table-cell>
          <table:table-cell office:value-type="float" office:value="741.32216" calcext:value-type="float">
            <text:p>741.32216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738.13494" calcext:value-type="float">
            <text:p>738.13494</text:p>
          </table:table-cell>
          <table:table-cell office:value-type="float" office:value="738.17102" calcext:value-type="float">
            <text:p>738.17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6:27:22.039997368</dc:date>
    <meta:editing-duration>PT57S</meta:editing-duration>
    <meta:editing-cycles>1</meta:editing-cycles>
    <meta:document-statistic meta:table-count="1" meta:cell-count="40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53_7_future.B1:53_7_future.B135" chart:data-source-has-labels="row" svg:x="0.32cm" svg:y="0.18cm" svg:width="13.361cm" svg:height="8.64cm">
          <chartooo:coordinate-region svg:x="1.232cm" svg:y="0.38cm" svg:width="12.275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3_7_future.B2:53_7_future.B135" chart:label-cell-address="53_7_future.B1:53_7_future.B1" chart:class="chart:ba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53_7_future.B1:53_7_futu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53_7_future.B2:53_7_future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">
                <text:p>-6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372">
                <text:p>-9.4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616">
                <text:p>-12.56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092">
                <text:p>-15.71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5392">
                <text:p>-18.85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01">
                <text:p>-22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5344">
                <text:p>-25.1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078">
                <text:p>-28.3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6188">
                <text:p>-31.46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61904">
                <text:p>-34.61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77652">
                <text:p>-37.77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93406">
                <text:p>-40.93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0922">
                <text:p>-44.0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25072">
                <text:p>-47.25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41004">
                <text:p>-50.4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56972">
                <text:p>-53.56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6.72946">
                <text:p>-56.72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.88858">
                <text:p>-59.88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04698">
                <text:p>-63.04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20622">
                <text:p>-66.20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9.36516">
                <text:p>-69.36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2.52532">
                <text:p>-72.52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5.68896">
                <text:p>-75.68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6.68916">
                <text:p>-66.68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9.85122">
                <text:p>-69.85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3.01166">
                <text:p>-73.01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6.1687">
                <text:p>-76.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9.3275">
                <text:p>-79.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2.48734">
                <text:p>-82.48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5.64734">
                <text:p>-85.64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8.80672">
                <text:p>-88.80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1.96822">
                <text:p>-91.96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5.1275">
                <text:p>-95.1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8.28772">
                <text:p>-98.28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1.4497">
                <text:p>-101.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4.60974">
                <text:p>-104.6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7.77">
                <text:p>-10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0.92624">
                <text:p>-110.92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4.08406">
                <text:p>-114.08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7.23704">
                <text:p>-117.23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0.3898">
                <text:p>-120.3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3.5412">
                <text:p>-123.5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6.6939">
                <text:p>-126.6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7.84572">
                <text:p>-47.84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0.99788">
                <text:p>-50.997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.15186">
                <text:p>-54.15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7.30598">
                <text:p>-57.305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0.45974">
                <text:p>-60.45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61152">
                <text:p>-63.61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6.7631">
                <text:p>-66.7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9.91304">
                <text:p>-69.91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93634">
                <text:p>8.93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855">
                <text:p>5.7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462">
                <text:p>2.63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.4831">
                <text:p>81.4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33266">
                <text:p>78.33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18334">
                <text:p>75.18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.03324">
                <text:p>154.03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.88412">
                <text:p>150.88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.73642">
                <text:p>229.73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6.59114">
                <text:p>226.59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3.4479">
                <text:p>223.4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.30294">
                <text:p>220.30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.15986">
                <text:p>217.15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.0168">
                <text:p>214.0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.87272">
                <text:p>292.87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1.72828">
                <text:p>371.728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.58424">
                <text:p>368.58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5.44574">
                <text:p>365.44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.3068">
                <text:p>362.3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16706">
                <text:p>359.16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6.02432">
                <text:p>356.0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2.88422">
                <text:p>352.88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74246">
                <text:p>349.74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.60144">
                <text:p>346.60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3.45548">
                <text:p>343.45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0.30958">
                <text:p>340.30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7.16642">
                <text:p>337.16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.02742">
                <text:p>334.02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0.8885">
                <text:p>330.8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9.74854">
                <text:p>409.74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8.6073">
                <text:p>488.6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5.46232">
                <text:p>485.46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2.3196">
                <text:p>482.3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9.17592">
                <text:p>479.17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.03448">
                <text:p>476.03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2.89266">
                <text:p>472.892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1.7501">
                <text:p>551.7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8.61058">
                <text:p>548.61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5.47018">
                <text:p>545.47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.33192">
                <text:p>542.33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1.19468">
                <text:p>621.19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8.05534">
                <text:p>618.05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4.90926">
                <text:p>614.90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1.7601">
                <text:p>611.7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8.61198">
                <text:p>608.61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.46482">
                <text:p>605.46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2.31728">
                <text:p>602.31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1.16828">
                <text:p>681.16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8.0189">
                <text:p>678.0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4.8641">
                <text:p>674.8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1.71024">
                <text:p>671.71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8.55654">
                <text:p>668.55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5.40218">
                <text:p>665.40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2.24956">
                <text:p>662.24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1004">
                <text:p>659.1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95024">
                <text:p>655.95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2.80094">
                <text:p>652.80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9.65162">
                <text:p>649.651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6.50482">
                <text:p>646.5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3.36034">
                <text:p>643.36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0.21818">
                <text:p>640.218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7.07482">
                <text:p>637.07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5.93126">
                <text:p>715.93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2.78702">
                <text:p>712.78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9.64326">
                <text:p>709.64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6.5005">
                <text:p>706.5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3.356">
                <text:p>703.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0.21442">
                <text:p>700.21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7.07256">
                <text:p>697.07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3.93028">
                <text:p>693.93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0.78738">
                <text:p>690.78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9.64546">
                <text:p>769.64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6.50358">
                <text:p>766.503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3.35292">
                <text:p>763.35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0.20104">
                <text:p>760.20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7.0472">
                <text:p>757.0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3.89404">
                <text:p>753.89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0.74004">
                <text:p>750.74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7.58746">
                <text:p>747.58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4.43612">
                <text:p>744.43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1.28608">
                <text:p>741.28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8.13494">
                <text:p>738.13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53_7_future.C1:53_7_future.C135" chart:data-source-has-labels="row" svg:x="0.32cm" svg:y="0.18cm" svg:width="13.414cm" svg:height="8.64cm">
          <chartooo:coordinate-region svg:x="1.232cm" svg:y="0.379cm" svg:width="12.40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3_7_future.C2:53_7_future.C135" chart:label-cell-address="53_7_future.C1:53_7_future.C1" chart:class="chart:ba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53_7_future.C1:53_7_futur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53_7_future.C2:53_7_future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">
                <text:p>-6.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372">
                <text:p>-9.4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616">
                <text:p>-12.56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29072">
                <text:p>66.29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14772">
                <text:p>63.14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0064">
                <text:p>60.00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8482">
                <text:p>56.8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69384">
                <text:p>53.69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53976">
                <text:p>50.53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3826">
                <text:p>47.3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22512">
                <text:p>44.22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6758">
                <text:p>41.06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91108">
                <text:p>119.91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75256">
                <text:p>116.75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9324">
                <text:p>113.59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.4352">
                <text:p>192.4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.27546">
                <text:p>189.27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.11798">
                <text:p>268.11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.95958">
                <text:p>264.95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.80034">
                <text:p>261.8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.6414">
                <text:p>258.6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.48124">
                <text:p>255.48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.3176">
                <text:p>252.3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3174">
                <text:p>261.3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.15698">
                <text:p>340.15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99818">
                <text:p>418.99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84114">
                <text:p>415.8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2.68234">
                <text:p>412.68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.5225">
                <text:p>409.5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.36414">
                <text:p>488.36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5.20476">
                <text:p>485.20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.04326">
                <text:p>482.04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8.88398">
                <text:p>478.883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5.72376">
                <text:p>475.72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.56178">
                <text:p>472.56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9.40174">
                <text:p>469.40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.24148">
                <text:p>466.24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3.08524">
                <text:p>463.08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1.92906">
                <text:p>541.92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8.77608">
                <text:p>538.77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.62332">
                <text:p>535.623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.47192">
                <text:p>532.47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9.31922">
                <text:p>529.31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6.16904">
                <text:p>526.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3.01688">
                <text:p>523.01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9.8629">
                <text:p>519.86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6.70878">
                <text:p>516.70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3.55502">
                <text:p>513.55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.40324">
                <text:p>510.40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7.25166">
                <text:p>507.25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.10172">
                <text:p>504.10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.95274">
                <text:p>500.95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7.8019">
                <text:p>497.8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4.65102">
                <text:p>494.65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.50114">
                <text:p>491.50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8.3507">
                <text:p>488.3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5.20138">
                <text:p>485.2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4.05128">
                <text:p>564.05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0.90216">
                <text:p>560.90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7.7561">
                <text:p>557.7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4.61082">
                <text:p>554.61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1.46758">
                <text:p>551.46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8.32262">
                <text:p>548.32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5.17954">
                <text:p>545.17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.03648">
                <text:p>542.03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8.89404">
                <text:p>538.89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5.75124">
                <text:p>535.75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4.60884">
                <text:p>614.60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47034">
                <text:p>611.470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8.3314">
                <text:p>608.3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5.19166">
                <text:p>605.19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4.05056">
                <text:p>684.05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0.91046">
                <text:p>680.91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7.7687">
                <text:p>677.7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4.62768">
                <text:p>674.62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1.48172">
                <text:p>671.48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.33582">
                <text:p>668.33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5.19266">
                <text:p>665.19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2.05366">
                <text:p>662.05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8.91474">
                <text:p>658.91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.77642">
                <text:p>655.77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4.63518">
                <text:p>734.63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1.4902">
                <text:p>731.49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8.34748">
                <text:p>728.34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5.2038">
                <text:p>725.2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.06236">
                <text:p>722.06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8.92054">
                <text:p>718.92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5.77962">
                <text:p>715.77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.6401">
                <text:p>712.64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9.4997">
                <text:p>709.4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6.36144">
                <text:p>706.36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3.22584">
                <text:p>703.22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0.0865">
                <text:p>700.0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6.94042">
                <text:p>696.94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3.79126">
                <text:p>693.79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0.64314">
                <text:p>690.64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7.49598">
                <text:p>687.49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4.34844">
                <text:p>684.34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1.20108">
                <text:p>681.20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8.0517">
                <text:p>678.0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4.8969">
                <text:p>674.89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1.74304">
                <text:p>671.74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8.58934">
                <text:p>668.58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5.43498">
                <text:p>665.434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2.28236">
                <text:p>662.28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1332">
                <text:p>659.1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98304">
                <text:p>655.98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2.83374">
                <text:p>652.83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9.68442">
                <text:p>649.68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6.53762">
                <text:p>646.53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3.39314">
                <text:p>643.39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0.25098">
                <text:p>640.25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7.10762">
                <text:p>637.10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3.9657">
                <text:p>633.96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0.82146">
                <text:p>630.82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7.6777">
                <text:p>627.67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4.53494">
                <text:p>624.534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1.39044">
                <text:p>621.39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8.24886">
                <text:p>618.248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5.107">
                <text:p>615.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1.96472">
                <text:p>611.96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8.82182">
                <text:p>608.82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.6799">
                <text:p>687.6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4.53802">
                <text:p>684.538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1.38736">
                <text:p>681.38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8.23548">
                <text:p>678.23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5.08164">
                <text:p>675.081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1.92848">
                <text:p>671.928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8.77448">
                <text:p>668.77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5.6219">
                <text:p>665.6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4.4722">
                <text:p>744.47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1.32216">
                <text:p>741.322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8.17102">
                <text:p>738.17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